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2.413cm" svg:x="1.381cm" svg:y="1.381cm">
          <text:p text:style-name="P1">Tzuridis Shopping Li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113cm" svg:height="1.27cm" svg:x="1.635cm" svg:y="4.429cm">
          <text:p text:style-name="P1">Search B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1.27cm" svg:x="17.129cm" svg:y="4.429cm">
          <text:p text:style-name="P1">Ad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018cm" svg:height="1.27cm" svg:x="2.143cm" svg:y="6.969cm">
          <text:p text:style-name="P1">Shopping list 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0.762cm" svg:x="6.588cm" svg:y="9.509cm">
          <text:p text:style-name="P1">Item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1.016cm" svg:x="6.588cm" svg:y="11.16cm">
          <text:p text:style-name="P1">Item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44cm" svg:height="1.143cm" svg:x="6.461cm" svg:y="12.938cm">
          <text:p text:style-name="P1">Item 3 etc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4:53:08.559759709</meta:creation-date>
    <dc:date>2016-07-07T14:56:28.176512674</dc:date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